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97" style:family="table-column">
      <style:table-column-properties fo:break-before="auto" style:column-width="91.28mm"/>
    </style:style>
    <style:style style:name="co98" style:family="table-column">
      <style:table-column-properties fo:break-before="auto" style:column-width="45.31mm"/>
    </style:style>
    <style:style style:name="co99" style:family="table-column">
      <style:table-column-properties fo:break-before="auto" style:column-width="38.84mm"/>
    </style:style>
    <style:style style:name="co100" style:family="table-column">
      <style:table-column-properties fo:break-before="auto" style:column-width="44.17mm"/>
    </style:style>
    <style:style style:name="co86" style:family="table-column">
      <style:table-column-properties fo:break-before="auto" style:column-width="57.15mm"/>
    </style:style>
    <style:style style:name="co87" style:family="table-column">
      <style:table-column-properties fo:break-before="auto" style:column-width="21.08mm"/>
    </style:style>
    <style:style style:name="co91" style:family="table-column">
      <style:table-column-properties fo:break-before="auto" style:column-width="24.8mm"/>
    </style:style>
    <style:style style:name="co92" style:family="table-column">
      <style:table-column-properties fo:break-before="auto" style:column-width="16.14mm"/>
    </style:style>
    <style:style style:name="co93" style:family="table-column">
      <style:table-column-properties fo:break-before="auto" style:column-width="29.46mm"/>
    </style:style>
    <style:style style:name="co94" style:family="table-column">
      <style:table-column-properties fo:break-before="auto" style:column-width="27.52mm"/>
    </style:style>
    <style:style style:name="co78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9" style:family="table-column">
      <style:table-column-properties fo:break-before="auto" style:column-width="67.98mm"/>
    </style:style>
    <style:style style:name="co80" style:family="table-column">
      <style:table-column-properties fo:break-before="auto" style:column-width="59.81mm"/>
    </style:style>
    <style:style style:name="co81" style:family="table-column">
      <style:table-column-properties fo:break-before="auto" style:column-width="80.47mm"/>
    </style:style>
    <style:style style:name="co82" style:family="table-column">
      <style:table-column-properties fo:break-before="auto" style:column-width="61.31mm"/>
    </style:style>
    <style:style style:name="co75" style:family="table-column">
      <style:table-column-properties fo:break-before="auto" style:column-width="54.72mm"/>
    </style:style>
    <style:style style:name="co88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89" style:family="table-column">
      <style:table-column-properties fo:break-before="auto" style:column-width="43.39mm"/>
    </style:style>
    <style:style style:name="co90" style:family="table-column">
      <style:table-column-properties fo:break-before="auto" style:column-width="58.6mm"/>
    </style:style>
    <style:style style:name="co77" style:family="table-column">
      <style:table-column-properties fo:break-before="auto" style:column-width="27.27mm"/>
    </style:style>
    <style:style style:name="co83" style:family="table-column">
      <style:table-column-properties fo:break-before="auto" style:column-width="53.16mm"/>
    </style:style>
    <style:style style:name="co84" style:family="table-column">
      <style:table-column-properties fo:break-before="auto" style:column-width="84.61mm"/>
    </style:style>
    <style:style style:name="co85" style:family="table-column">
      <style:table-column-properties fo:break-before="auto" style:column-width="96.06mm"/>
    </style:style>
    <style:style style:name="co95" style:family="table-column">
      <style:table-column-properties fo:break-before="auto" style:column-width="34.52mm"/>
    </style:style>
    <style:style style:name="co41" style:family="table-column">
      <style:table-column-properties fo:break-before="auto" style:column-width="62.88mm"/>
    </style:style>
    <style:style style:name="co42" style:family="table-column">
      <style:table-column-properties fo:break-before="auto" style:column-width="45.63mm"/>
    </style:style>
    <style:style style:name="co43" style:family="table-column">
      <style:table-column-properties fo:break-before="auto" style:column-width="49.32mm"/>
    </style:style>
    <style:style style:name="co44" style:family="table-column">
      <style:table-column-properties fo:break-before="auto" style:column-width="53.02mm"/>
    </style:style>
    <style:style style:name="co45" style:family="table-column">
      <style:table-column-properties fo:break-before="auto" style:column-width="75.23mm"/>
    </style:style>
    <style:style style:name="co47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54.65mm"/>
    </style:style>
    <style:style style:name="co49" style:family="table-column">
      <style:table-column-properties fo:break-before="auto" style:column-width="34.22mm"/>
    </style:style>
    <style:style style:name="co50" style:family="table-column">
      <style:table-column-properties fo:break-before="auto" style:column-width="30.23mm"/>
    </style:style>
    <style:style style:name="co51" style:family="table-column">
      <style:table-column-properties fo:break-before="auto" style:column-width="72.02mm"/>
    </style:style>
    <style:style style:name="co56" style:family="table-column">
      <style:table-column-properties fo:break-before="auto" style:column-width="109.87mm"/>
    </style:style>
    <style:style style:name="co57" style:family="table-column">
      <style:table-column-properties fo:break-before="auto" style:column-width="47.01mm"/>
    </style:style>
    <style:style style:name="co58" style:family="table-column">
      <style:table-column-properties fo:break-before="auto" style:column-width="29.32mm"/>
    </style:style>
    <style:style style:name="co59" style:family="table-column">
      <style:table-column-properties fo:break-before="auto" style:column-width="16.95mm"/>
    </style:style>
    <style:style style:name="co60" style:family="table-column">
      <style:table-column-properties fo:break-before="auto" style:column-width="63.94mm"/>
    </style:style>
    <style:style style:name="co61" style:family="table-column">
      <style:table-column-properties fo:break-before="auto" style:column-width="72.71mm"/>
    </style:style>
    <style:style style:name="co62" style:family="table-column">
      <style:table-column-properties fo:break-before="auto" style:column-width="58mm"/>
    </style:style>
    <style:style style:name="co63" style:family="table-column">
      <style:table-column-properties fo:break-before="auto" style:column-width="26.51mm"/>
    </style:style>
    <style:style style:name="co64" style:family="table-column">
      <style:table-column-properties fo:break-before="auto" style:column-width="47.47mm"/>
    </style:style>
    <style:style style:name="co65" style:family="table-column">
      <style:table-column-properties fo:break-before="auto" style:column-width="43.46mm"/>
    </style:style>
    <style:style style:name="co67" style:family="table-column">
      <style:table-column-properties fo:break-before="auto" style:column-width="37.31mm"/>
    </style:style>
    <style:style style:name="co68" style:family="table-column">
      <style:table-column-properties fo:break-before="auto" style:column-width="44.94mm"/>
    </style:style>
    <style:style style:name="co69" style:family="table-column">
      <style:table-column-properties fo:break-before="auto" style:column-width="170.09mm"/>
    </style:style>
    <style:style style:name="co70" style:family="table-column">
      <style:table-column-properties fo:break-before="auto" style:column-width="78.14mm"/>
    </style:style>
    <style:style style:name="co71" style:family="table-column">
      <style:table-column-properties fo:break-before="auto" style:column-width="29.6mm"/>
    </style:style>
    <style:style style:name="co72" style:family="table-column">
      <style:table-column-properties fo:break-before="auto" style:column-width="87.98mm"/>
    </style:style>
    <style:style style:name="co73" style:family="table-column">
      <style:table-column-properties fo:break-before="auto" style:column-width="38.06mm"/>
    </style:style>
    <style:style style:name="co74" style:family="table-column">
      <style:table-column-properties fo:break-before="auto" style:column-width="105.04mm"/>
    </style:style>
    <style:style style:name="co76" style:family="table-column">
      <style:table-column-properties fo:break-before="auto" style:column-width="50.87mm"/>
    </style:style>
    <style:style style:name="co96" style:family="table-column">
      <style:table-column-properties fo:break-before="auto" style:column-width="112.54mm"/>
    </style:style>
    <style:style style:name="co101" style:family="table-column">
      <style:table-column-properties fo:break-before="auto" style:column-width="178.52mm"/>
    </style:style>
    <style:style style:name="co102" style:family="table-column">
      <style:table-column-properties fo:break-before="auto" style:column-width="44.66mm"/>
    </style:style>
    <style:style style:name="co103" style:family="table-column">
      <style:table-column-properties fo:break-before="auto" style:column-width="69.64mm"/>
    </style:style>
    <style:style style:name="co104" style:family="table-column">
      <style:table-column-properties fo:break-before="auto" style:column-width="58.26mm"/>
    </style:style>
    <style:style style:name="co105" style:family="table-column">
      <style:table-column-properties fo:break-before="auto" style:column-width="101.81mm"/>
    </style:style>
    <style:style style:name="co106" style:family="table-column">
      <style:table-column-properties fo:break-before="auto" style:column-width="84.91mm"/>
    </style:style>
    <style:style style:name="co107" style:family="table-column">
      <style:table-column-properties fo:break-before="auto" style:column-width="47.61mm"/>
    </style:style>
    <style:style style:name="co108" style:family="table-column">
      <style:table-column-properties fo:break-before="auto" style:column-width="76.36mm"/>
    </style:style>
    <style:style style:name="co109" style:family="table-column">
      <style:table-column-properties fo:break-before="auto" style:column-width="93.49mm"/>
    </style:style>
    <style:style style:name="co110" style:family="table-column">
      <style:table-column-properties fo:break-before="auto" style:column-width="109.52mm"/>
    </style:style>
    <style:style style:name="co111" style:family="table-column">
      <style:table-column-properties fo:break-before="auto" style:column-width="50.64mm"/>
    </style:style>
    <style:style style:name="ro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9.07mm" fo:break-before="auto" style:use-optimal-row-height="false"/>
    </style:style>
    <style:style style:name="ro9" style:family="table-row">
      <style:table-row-properties style:row-height="9.35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10.78mm" fo:break-before="auto" style:use-optimal-row-height="false"/>
    </style:style>
    <style:style style:name="ro15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7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7"/>
    <style:style style:name="ce4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240" table:default-cell-style-name="Default"/>
        <table:table-row table:style-name="ro8">
          <table:table-cell table:style-name="ce20" office:value-type="string" calcext:value-type="string">
            <text:p>data</text:p>
            <draw:control table:end-cell-address="data.B1" table:end-x="15.07mm" table:end-y="9.05mm" draw:z-index="0" draw:name="Export CSV" draw:style-name="gr6" draw:text-style-name="P6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unit</text:p>
          </table:table-cell>
          <table:table-cell table:style-name="ce28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  <table:table-cell table:style-name="ce26" office:value-type="string" calcext:value-type="string">
            <text:p>comment</text:p>
          </table:table-cell>
          <table:table-cell table:style-name="ce25" table:number-columns-repeated="240"/>
        </table:table-row>
        <table:table-row table:style-name="ro2">
          <table:table-cell table:number-columns-repeated="2" table:style-name="ce22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INT_VALUE</text:p>
          </table:table-cell>
          <table:table-cell table:number-columns-repeated="2" table:style-name="ce22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FLOAT_VALUE</text:p>
          </table:table-cell>
          <table:table-cell table:number-columns-repeated="2" table:style-name="ce22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2" office:value-type="string" calcext:value-type="string">
            <text:p>TEXT_VALUE</text:p>
          </table:table-cell>
          <table:table-cell table:number-columns-repeated="2" table:style-name="ce22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PROVIDER_ID</text:p>
          </table:table-cell>
          <table:table-cell table:number-columns-repeated="2" table:style-name="ce22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5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23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23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row table:style-name="ro9">
          <table:table-cell table:style-name="ce20" office:value-type="string" calcext:value-type="string">
            <text:p>unit</text:p>
            <draw:control table:end-cell-address="unit.B1" table:end-x="11.29mm" table:end-y="9.05mm" draw:z-index="0" draw:name="Export CSV" draw:style-name="gr6" draw:text-style-name="P6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6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6" office:value-type="string" calcext:value-type="string">
            <text:p>subtype</text:p>
          </table:table-cell>
          <table:table-cell table:style-name="ce28" office:value-type="string" calcext:value-type="string">
            <text:p>label</text:p>
          </table:table-cell>
          <table:table-cell table:style-name="ce28" office:value-type="string" calcext:value-type="string">
            <text:p>definition</text:p>
          </table:table-cell>
        </table:table-row>
        <table:table-row table:style-name="ro2">
          <table:table-cell table:style-name="ce22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22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22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22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23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22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6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6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6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30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5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23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23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Default"/>
        <table:table-column table:style-name="co58" table:default-cell-style-name="ce34"/>
        <table:table-column table:style-name="co59" table:default-cell-style-name="ce31"/>
        <table:table-column table:style-name="co60" table:number-columns-repeated="2" table:default-cell-style-name="Default"/>
        <table:table-row table:style-name="ro9">
          <table:table-cell table:style-name="ce20" office:value-type="string" calcext:value-type="string">
            <text:p>Unit</text:p>
            <draw:control table:end-cell-address="mode.B1" table:end-x="13.83mm" table:end-y="9.05mm" draw:z-index="0" draw:name="Export CSV" draw:style-name="gr6" draw:text-style-name="P6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3" office:value-type="string" calcext:value-type="string">
            <text:p>Code</text:p>
          </table:table-cell>
          <table:table-cell table:style-name="ce20" office:value-type="string" calcext:value-type="string">
            <text:p>Position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Other broadleave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Other conifer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1" office:value-type="string" calcext:value-type="string">
            <text:p>Other shrub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1" office:value-type="string" calcext:value-type="string">
            <text:p>Abies alb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1" office:value-type="string" calcext:value-type="string">
            <text:p>Abies cephalon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1" office:value-type="string" calcext:value-type="string">
            <text:p>Abies grand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1" office:value-type="string" calcext:value-type="string">
            <text:p>Abies lasiocarp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1" office:value-type="string" calcext:value-type="string">
            <text:p>Abies nebrod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1" office:value-type="string" calcext:value-type="string">
            <text:p>Abies nordmanni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1" office:value-type="string" calcext:value-type="string">
            <text:p>Abies pinsapo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1" office:value-type="string" calcext:value-type="string">
            <text:p>Abies proce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1" office:value-type="string" calcext:value-type="string">
            <text:p>Abies sibir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1" office:value-type="string" calcext:value-type="string">
            <text:p>Abie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1" office:value-type="string" calcext:value-type="string">
            <text:p>Acacia cyanophyll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1" office:value-type="string" calcext:value-type="string">
            <text:p>Acacia cyclop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1" office:value-type="string" calcext:value-type="string">
            <text:p>Acacia dealb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1" office:value-type="string" calcext:value-type="string">
            <text:p>Acacia farnesi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1" office:value-type="string" calcext:value-type="string">
            <text:p>Acacia karoo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1" office:value-type="string" calcext:value-type="string">
            <text:p>Acacia longifol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1" office:value-type="string" calcext:value-type="string">
            <text:p>Acacia mearns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1" office:value-type="string" calcext:value-type="string">
            <text:p>Acacia melanoxylon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1" office:value-type="string" calcext:value-type="string">
            <text:p>Acacia pycnanth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1" office:value-type="string" calcext:value-type="string">
            <text:p>Acacia retinode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1" office:value-type="string" calcext:value-type="string">
            <text:p>Acaci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1" office:value-type="string" calcext:value-type="string">
            <text:p>Acer campestre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1" office:value-type="string" calcext:value-type="string">
            <text:p>Acer granatense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1" office:value-type="string" calcext:value-type="string">
            <text:p>Acer heldreich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1" office:value-type="string" calcext:value-type="string">
            <text:p>Acer hyrcan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1" office:value-type="string" calcext:value-type="string">
            <text:p>Acer lobel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1" office:value-type="string" calcext:value-type="string">
            <text:p>Acer monspessulan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1" office:value-type="string" calcext:value-type="string">
            <text:p>Acer negundo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1" office:value-type="string" calcext:value-type="string">
            <text:p>Acer obtusat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1" office:value-type="string" calcext:value-type="string">
            <text:p>Acer opal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1" office:value-type="string" calcext:value-type="string">
            <text:p>Acer platanoide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1" office:value-type="string" calcext:value-type="string">
            <text:p>Acer pseudoplatan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1" office:value-type="string" calcext:value-type="string">
            <text:p>Acer sempervir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1" office:value-type="string" calcext:value-type="string">
            <text:p>Acer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1" office:value-type="string" calcext:value-type="string">
            <text:p>Acer steven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1" office:value-type="string" calcext:value-type="string">
            <text:p>Acer tataric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1" office:value-type="string" calcext:value-type="string">
            <text:p>Acer trautvetter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1" office:value-type="string" calcext:value-type="string">
            <text:p>Aesculus hippocastanea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1" office:value-type="string" calcext:value-type="string">
            <text:p>Ailanthus altissim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1" office:value-type="string" calcext:value-type="string">
            <text:p>Ailanthus sp. (glandulosa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1" office:value-type="string" calcext:value-type="string">
            <text:p>Alnus cord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1" office:value-type="string" calcext:value-type="string">
            <text:p>Alnus glutinos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1" office:value-type="string" calcext:value-type="string">
            <text:p>Alnus inc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1" office:value-type="string" calcext:value-type="string">
            <text:p>Aln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1" office:value-type="string" calcext:value-type="string">
            <text:p>Alnus virid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1" office:value-type="string" calcext:value-type="string">
            <text:p>Amelanchier canad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1" office:value-type="string" calcext:value-type="string">
            <text:p>Amelanchier grandiflo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1" office:value-type="string" calcext:value-type="string">
            <text:p>Amelanchier ova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1" office:value-type="string" calcext:value-type="string">
            <text:p>Amelanchier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1" office:value-type="string" calcext:value-type="string">
            <text:p>Amelanchier spic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1" office:value-type="string" calcext:value-type="string">
            <text:p>Arbutus andrachne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1" office:value-type="string" calcext:value-type="string">
            <text:p>Arbut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1" office:value-type="string" calcext:value-type="string">
            <text:p>Arbutus unedo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1" office:value-type="string" calcext:value-type="string">
            <text:p>Berberis vulgar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1" office:value-type="string" calcext:value-type="string">
            <text:p>Betula humilis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1" office:value-type="string" calcext:value-type="string">
            <text:p>Betula nan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1" office:value-type="string" calcext:value-type="string">
            <text:p>Betula pendul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1" office:value-type="string" calcext:value-type="string">
            <text:p>Betula pubesc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1" office:value-type="string" calcext:value-type="string">
            <text:p>Betul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1" office:value-type="string" calcext:value-type="string">
            <text:p>Buxus balear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1" office:value-type="string" calcext:value-type="string">
            <text:p>Buxus sempervir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1" office:value-type="string" calcext:value-type="string">
            <text:p>Bux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1" office:value-type="string" calcext:value-type="string">
            <text:p>Carpinus betul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1" office:value-type="string" calcext:value-type="string">
            <text:p>Carpinus orienta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1" office:value-type="string" calcext:value-type="string">
            <text:p>Carpin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1" office:value-type="string" calcext:value-type="string">
            <text:p>Castanea sativ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1" office:value-type="string" calcext:value-type="string">
            <text:p>Castane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1" office:value-type="string" calcext:value-type="string">
            <text:p>Cedrus atlant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1" office:value-type="string" calcext:value-type="string">
            <text:p>Cedrus deoda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1" office:value-type="string" calcext:value-type="string">
            <text:p>Cedrus liban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1" office:value-type="string" calcext:value-type="string">
            <text:p>Cedr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1" office:value-type="string" calcext:value-type="string">
            <text:p>Celtis austra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1" office:value-type="string" calcext:value-type="string">
            <text:p>Ceratonia siliqu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1" office:value-type="string" calcext:value-type="string">
            <text:p>Cercis siliquastrum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Chamaecyparis lawsoni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1" office:value-type="string" calcext:value-type="string">
            <text:p>Chamaerops humi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1" office:value-type="string" calcext:value-type="string">
            <text:p>Cinnamomum campho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1" office:value-type="string" calcext:value-type="string">
            <text:p>Cornus ma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1" office:value-type="string" calcext:value-type="string">
            <text:p>Cornus sanguin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1" office:value-type="string" calcext:value-type="string">
            <text:p>Corn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1" office:value-type="string" calcext:value-type="string">
            <text:p>Corylus avell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Coryl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1" office:value-type="string" calcext:value-type="string">
            <text:p>Crataegus azarol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1" office:value-type="string" calcext:value-type="string">
            <text:p>Crataegus lacini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1" office:value-type="string" calcext:value-type="string">
            <text:p>Crataegus laevig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1" office:value-type="string" calcext:value-type="string">
            <text:p>Crataegus monogy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1" office:value-type="string" calcext:value-type="string">
            <text:p>Crataegus sp.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1" office:value-type="string" calcext:value-type="string">
            <text:p>Cryptomeri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1" office:value-type="string" calcext:value-type="string">
            <text:p>Cupressus arizon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1" office:value-type="string" calcext:value-type="string">
            <text:p>Cupressus lusitan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1" office:value-type="string" calcext:value-type="string">
            <text:p>Cupressus macrocarp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1" office:value-type="string" calcext:value-type="string">
            <text:p>Cupressus sempervir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1" office:value-type="string" calcext:value-type="string">
            <text:p>Cupress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1" office:value-type="string" calcext:value-type="string">
            <text:p>Erica arbor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1" office:value-type="string" calcext:value-type="string">
            <text:p>Erica manipuliflo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1" office:value-type="string" calcext:value-type="string">
            <text:p>Erica scopar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1" office:value-type="string" calcext:value-type="string">
            <text:p>Eric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1" office:value-type="string" calcext:value-type="string">
            <text:p>Eucalyptus camaldul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1" office:value-type="string" calcext:value-type="string">
            <text:p>Eucalyptus gomphocephal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1" office:value-type="string" calcext:value-type="string">
            <text:p>Eucalypt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1" office:value-type="string" calcext:value-type="string">
            <text:p>Euonymus europae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1" office:value-type="string" calcext:value-type="string">
            <text:p>Euonym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1" office:value-type="string" calcext:value-type="string">
            <text:p>Fag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1" office:value-type="string" calcext:value-type="string">
            <text:p>Fagus sylvat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1" office:value-type="string" calcext:value-type="string">
            <text:p>Ficus car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1" office:value-type="string" calcext:value-type="string">
            <text:p>Fic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1" office:value-type="string" calcext:value-type="string">
            <text:p>Frangula aln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1" office:value-type="string" calcext:value-type="string">
            <text:p>Fraxinus angustifoli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1" office:value-type="string" calcext:value-type="string">
            <text:p>Fraxinus excelsior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Fraxinus orn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1" office:value-type="string" calcext:value-type="string">
            <text:p>Fraxinus pallisae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1" office:value-type="string" calcext:value-type="string">
            <text:p>Fraxinus pennsylvan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1" office:value-type="string" calcext:value-type="string">
            <text:p>Fraxin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1" office:value-type="string" calcext:value-type="string">
            <text:p>Gleditsi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1" office:value-type="string" calcext:value-type="string">
            <text:p>Hippophae rhamnoide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1" office:value-type="string" calcext:value-type="string">
            <text:p>Ilex aquifoli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1" office:value-type="string" calcext:value-type="string">
            <text:p>Ilex canari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1" office:value-type="string" calcext:value-type="string">
            <text:p>Ilex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1" office:value-type="string" calcext:value-type="string">
            <text:p>Juglans ciner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1" office:value-type="string" calcext:value-type="string">
            <text:p>Juglans nig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1" office:value-type="string" calcext:value-type="string">
            <text:p>Juglans reg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1" office:value-type="string" calcext:value-type="string">
            <text:p>Juglan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1" office:value-type="string" calcext:value-type="string">
            <text:p>Juniperus comun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1" office:value-type="string" calcext:value-type="string">
            <text:p>Juniperus oxycedr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1" office:value-type="string" calcext:value-type="string">
            <text:p>Juniperus phoenic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1" office:value-type="string" calcext:value-type="string">
            <text:p>Juniperus sabi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1" office:value-type="string" calcext:value-type="string">
            <text:p>Juniper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1" office:value-type="string" calcext:value-type="string">
            <text:p>Juniperus thurife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1" office:value-type="string" calcext:value-type="string">
            <text:p>Juniperus virgini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1" office:value-type="string" calcext:value-type="string">
            <text:p>Laburnum alpin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1" office:value-type="string" calcext:value-type="string">
            <text:p>Laburnum anagyroide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1" office:value-type="string" calcext:value-type="string">
            <text:p>Laburnum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1" office:value-type="string" calcext:value-type="string">
            <text:p>Larix decidu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1" office:value-type="string" calcext:value-type="string">
            <text:p>Larix kaempferi C25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1" office:value-type="string" calcext:value-type="string">
            <text:p>Larix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1" office:value-type="string" calcext:value-type="string">
            <text:p>Laurus azor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1" office:value-type="string" calcext:value-type="string">
            <text:p>Laurus nobi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1" office:value-type="string" calcext:value-type="string">
            <text:p>Ligustrum vulgare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1" office:value-type="string" calcext:value-type="string">
            <text:p>Liriodendron tulipifer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1" office:value-type="string" calcext:value-type="string">
            <text:p>Lonicer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1" office:value-type="string" calcext:value-type="string">
            <text:p>Magnoli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1" office:value-type="string" calcext:value-type="string">
            <text:p>Malus domest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1" office:value-type="string" calcext:value-type="string">
            <text:p>Mal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1" office:value-type="string" calcext:value-type="string">
            <text:p>Malus sylvestr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1" office:value-type="string" calcext:value-type="string">
            <text:p>Metasequoi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1" office:value-type="string" calcext:value-type="string">
            <text:p>Morus alb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1" office:value-type="string" calcext:value-type="string">
            <text:p>Morus nig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1" office:value-type="string" calcext:value-type="string">
            <text:p>Mor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1" office:value-type="string" calcext:value-type="string">
            <text:p>Myrica fay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1" office:value-type="string" calcext:value-type="string">
            <text:p>Myrtus commun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1" office:value-type="string" calcext:value-type="string">
            <text:p>Ocotea foet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1" office:value-type="string" calcext:value-type="string">
            <text:p>Olea europa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1" office:value-type="string" calcext:value-type="string">
            <text:p>Ole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1" office:value-type="string" calcext:value-type="string">
            <text:p>Ostrya carpinifol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1" office:value-type="string" calcext:value-type="string">
            <text:p>Paulownia tomentos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1" office:value-type="string" calcext:value-type="string">
            <text:p>Persea ind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1" office:value-type="string" calcext:value-type="string">
            <text:p>Phillyrea angustifol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1" office:value-type="string" calcext:value-type="string">
            <text:p>Phillyrea latifol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1" office:value-type="string" calcext:value-type="string">
            <text:p>Phoenix canari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1" office:value-type="string" calcext:value-type="string">
            <text:p>Phoenix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1" office:value-type="string" calcext:value-type="string">
            <text:p>Picconia excels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1" office:value-type="string" calcext:value-type="string">
            <text:p>Picea abies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1" office:value-type="string" calcext:value-type="string">
            <text:p>Picea engelmann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1" office:value-type="string" calcext:value-type="string">
            <text:p>Picea glau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1" office:value-type="string" calcext:value-type="string">
            <text:p>Picea omorik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1" office:value-type="string" calcext:value-type="string">
            <text:p>Picea orienta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1" office:value-type="string" calcext:value-type="string">
            <text:p>Picea pung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1" office:value-type="string" calcext:value-type="string">
            <text:p>Picea sitch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1" office:value-type="string" calcext:value-type="string">
            <text:p>Pice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1" office:value-type="string" calcext:value-type="string">
            <text:p>Pinus banksi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1" office:value-type="string" calcext:value-type="string">
            <text:p>Pinus canari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1" office:value-type="string" calcext:value-type="string">
            <text:p>Pinus cemb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1" office:value-type="string" calcext:value-type="string">
            <text:p>Pinus contor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1" office:value-type="string" calcext:value-type="string">
            <text:p>Pinus halep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1" office:value-type="string" calcext:value-type="string">
            <text:p>Pinus heldreich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6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1" office:value-type="string" calcext:value-type="string">
            <text:p>Pinus leucoderm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1" office:value-type="string" calcext:value-type="string">
            <text:p>Pinus mugo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1" office:value-type="string" calcext:value-type="string">
            <text:p>Pinus nigr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1" office:value-type="string" calcext:value-type="string">
            <text:p>Pinus pinaster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1" office:value-type="string" calcext:value-type="string">
            <text:p>Pinus pin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1" office:value-type="string" calcext:value-type="string">
            <text:p>Pinus ponderos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1" office:value-type="string" calcext:value-type="string">
            <text:p>Pinus radiat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1" office:value-type="string" calcext:value-type="string">
            <text:p>Pinus sp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1" office:value-type="string" calcext:value-type="string">
            <text:p>Pinus strob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1" office:value-type="string" calcext:value-type="string">
            <text:p>Pinus sylvestr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1" office:value-type="string" calcext:value-type="string">
            <text:p>Pinus uncinata (rotundata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1" office:value-type="string" calcext:value-type="string">
            <text:p>Pistacia atlant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1" office:value-type="string" calcext:value-type="string">
            <text:p>Pistacia lentisc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1" office:value-type="string" calcext:value-type="string">
            <text:p>Pistacia terebinth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1" office:value-type="string" calcext:value-type="string">
            <text:p>Platanus acerifol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1" office:value-type="string" calcext:value-type="string">
            <text:p>Platanus orienta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1" office:value-type="string" calcext:value-type="string">
            <text:p>Platanus sp. (incl hybrida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1" office:value-type="string" calcext:value-type="string">
            <text:p>Pleiomeris canari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1" office:value-type="string" calcext:value-type="string">
            <text:p>Populus alb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1" office:value-type="string" calcext:value-type="string">
            <text:p>Populus nig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1" office:value-type="string" calcext:value-type="string">
            <text:p>Popul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1" office:value-type="string" calcext:value-type="string">
            <text:p>Populus tremul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1" office:value-type="string" calcext:value-type="string">
            <text:p>Populus x canesc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1" office:value-type="string" calcext:value-type="string">
            <text:p>Prunus armenia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1" office:value-type="string" calcext:value-type="string">
            <text:p>Prunus avi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1" office:value-type="string" calcext:value-type="string">
            <text:p>Prunus cerasife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1" office:value-type="string" calcext:value-type="string">
            <text:p>Prunus ceras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1" office:value-type="string" calcext:value-type="string">
            <text:p>Prunus domest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1" office:value-type="string" calcext:value-type="string">
            <text:p>Prunus dulc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1" office:value-type="string" calcext:value-type="string">
            <text:p>Prunus lusitan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1" office:value-type="string" calcext:value-type="string">
            <text:p>Prunus mahaleb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1" office:value-type="string" calcext:value-type="string">
            <text:p>Prunus padus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1" office:value-type="string" calcext:value-type="string">
            <text:p>Prunus pers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1" office:value-type="string" calcext:value-type="string">
            <text:p>Prunus seroti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1" office:value-type="string" calcext:value-type="string">
            <text:p>Prun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1" office:value-type="string" calcext:value-type="string">
            <text:p>Prunus spinos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1" office:value-type="string" calcext:value-type="string">
            <text:p>Pseudotsuga menzies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1" office:value-type="string" calcext:value-type="string">
            <text:p>Pyrus amygdaliform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1" office:value-type="string" calcext:value-type="string">
            <text:p>Pyrus commun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1" office:value-type="string" calcext:value-type="string">
            <text:p>Pyrus pyraster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1" office:value-type="string" calcext:value-type="string">
            <text:p>Pyr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1" office:value-type="string" calcext:value-type="string">
            <text:p>Quercus alnifol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1" office:value-type="string" calcext:value-type="string">
            <text:p>Quercus canari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1" office:value-type="string" calcext:value-type="string">
            <text:p>Quercus cerr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1" office:value-type="string" calcext:value-type="string">
            <text:p>Quercus coccifera (Q. calliprinos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1" office:value-type="string" calcext:value-type="string">
            <text:p>Quercus conges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1" office:value-type="string" calcext:value-type="string">
            <text:p>Quercus dalechamp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1" office:value-type="string" calcext:value-type="string">
            <text:p>Quercus fagin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1" office:value-type="string" calcext:value-type="string">
            <text:p>Quercus frainetto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1" office:value-type="string" calcext:value-type="string">
            <text:p>Quercus fruticosa</text:p>
          </table:table-cell>
          <table:table-cell table:style-name="ce31" office:value-type="string" calcext:value-type="string">
            <text:p>Quercus fruticos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1" office:value-type="string" calcext:value-type="string">
            <text:p>Quercus hartwissi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1" office:value-type="string" calcext:value-type="string">
            <text:p>Quercus ilex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1" office:value-type="string" calcext:value-type="string">
            <text:p>Quercus lusitan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1" office:value-type="string" calcext:value-type="string">
            <text:p>Quercus macrolepis (Q. aegilops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1" office:value-type="string" calcext:value-type="string">
            <text:p>Quercus ma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1" office:value-type="string" calcext:value-type="string">
            <text:p>Quercus palustr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1" office:value-type="string" calcext:value-type="string">
            <text:p>Quercus pedunculiflo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1" office:value-type="string" calcext:value-type="string">
            <text:p>Quercus petrae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1" office:value-type="string" calcext:value-type="string">
            <text:p>Quercus petraea (group) x pubesce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1" office:value-type="string" calcext:value-type="string">
            <text:p>Quercus petraea group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1" office:value-type="string" calcext:value-type="string">
            <text:p>Quercus polycarp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1" office:value-type="string" calcext:value-type="string">
            <text:p>Quercus pubesc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1" office:value-type="string" calcext:value-type="string">
            <text:p>Quercus pyrenaica (Q. toza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1" office:value-type="string" calcext:value-type="string">
            <text:p>Quercus robur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1" office:value-type="string" calcext:value-type="string">
            <text:p>Quercus robur x pyrena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1" office:value-type="string" calcext:value-type="string">
            <text:p>Quercus rub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1" office:value-type="string" calcext:value-type="string">
            <text:p>Querc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1" office:value-type="string" calcext:value-type="string">
            <text:p>Quercus suber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1" office:value-type="string" calcext:value-type="string">
            <text:p>Quercus troj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1" office:value-type="string" calcext:value-type="string">
            <text:p>Rhamnus alatern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1" office:value-type="string" calcext:value-type="string">
            <text:p>Rhamnus catharticus (a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1" office:value-type="string" calcext:value-type="string">
            <text:p>Rhamnus lycioides spp. oleoide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1" office:value-type="string" calcext:value-type="string">
            <text:p>Rhamn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1" office:value-type="string" calcext:value-type="string">
            <text:p>Rhus coriar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1" office:value-type="string" calcext:value-type="string">
            <text:p>Rhus typhi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1" office:value-type="string" calcext:value-type="string">
            <text:p>Robinia pseudoacac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1" office:value-type="string" calcext:value-type="string">
            <text:p>Salix alba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1" office:value-type="string" calcext:value-type="string">
            <text:p>Salix atrociner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1" office:value-type="string" calcext:value-type="string">
            <text:p>Salix babylon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1" office:value-type="string" calcext:value-type="string">
            <text:p>Salix cantabr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1" office:value-type="string" calcext:value-type="string">
            <text:p>Salix capr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1" office:value-type="string" calcext:value-type="string">
            <text:p>Salix ciner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1" office:value-type="string" calcext:value-type="string">
            <text:p>Salix eleagno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1" office:value-type="string" calcext:value-type="string">
            <text:p>Salix fragi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1" office:value-type="string" calcext:value-type="string">
            <text:p>Salix purpure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1" office:value-type="string" calcext:value-type="string">
            <text:p>Salix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1" office:value-type="string" calcext:value-type="string">
            <text:p>Salix vimina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1" office:value-type="string" calcext:value-type="string">
            <text:p>Sambucus ebul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1" office:value-type="string" calcext:value-type="string">
            <text:p>Sambucus nig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1" office:value-type="string" calcext:value-type="string">
            <text:p>Sambucus racemos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1" office:value-type="string" calcext:value-type="string">
            <text:p>Sambuc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1" office:value-type="string" calcext:value-type="string">
            <text:p>Sequoiadendron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1" office:value-type="string" calcext:value-type="string">
            <text:p>Sophora japon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1" office:value-type="string" calcext:value-type="string">
            <text:p>Sorbus ar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1" office:value-type="string" calcext:value-type="string">
            <text:p>Sorbus aucupar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1" office:value-type="string" calcext:value-type="string">
            <text:p>Sorbus chamaemespilu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1" office:value-type="string" calcext:value-type="string">
            <text:p>Sorbus domestic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1" office:value-type="string" calcext:value-type="string">
            <text:p>Sorbus intermedi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1" office:value-type="string" calcext:value-type="string">
            <text:p>Sorbus latifolia s.l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1" office:value-type="string" calcext:value-type="string">
            <text:p>Sorbus mougeotii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1" office:value-type="string" calcext:value-type="string">
            <text:p>Sorb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1" office:value-type="string" calcext:value-type="string">
            <text:p>Sorbus torminal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1" office:value-type="string" calcext:value-type="string">
            <text:p>Tamarix afric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1" office:value-type="string" calcext:value-type="string">
            <text:p>Tamarix canari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1" office:value-type="string" calcext:value-type="string">
            <text:p>Tamarix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1" office:value-type="string" calcext:value-type="string">
            <text:p>Taxodium distichum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1" office:value-type="string" calcext:value-type="string">
            <text:p>Taxus bacc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1" office:value-type="string" calcext:value-type="string">
            <text:p>Tax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1" office:value-type="string" calcext:value-type="string">
            <text:p>Tetraclinis articul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1" office:value-type="string" calcext:value-type="string">
            <text:p>Thuja plic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1" office:value-type="string" calcext:value-type="string">
            <text:p>Thuja sp.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1" office:value-type="string" calcext:value-type="string">
            <text:p>Tilia cordat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1" office:value-type="string" calcext:value-type="string">
            <text:p>Tilia platyphylo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1" office:value-type="string" calcext:value-type="string">
            <text:p>Tili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1" office:value-type="string" calcext:value-type="string">
            <text:p>Tilia tomentos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1" office:value-type="string" calcext:value-type="string">
            <text:p>Tsuga canadensi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1" office:value-type="string" calcext:value-type="string">
            <text:p>Tsuga heterophyll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1" office:value-type="string" calcext:value-type="string">
            <text:p>Tsuga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1" office:value-type="string" calcext:value-type="string">
            <text:p>Ulmus canescens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1" office:value-type="string" calcext:value-type="string">
            <text:p>Ulmus glabr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1" office:value-type="string" calcext:value-type="string">
            <text:p>Ulmus laevis 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1" office:value-type="string" calcext:value-type="string">
            <text:p>Ulmus minor (pumila)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1" office:value-type="string" calcext:value-type="string">
            <text:p>Ulmus sp.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1" office:value-type="string" calcext:value-type="string">
            <text:p>Viburnum lantana</text:p>
          </table:table-cell>
        </table:table-row>
        <table:table-row table:style-name="ro2">
          <table:table-cell table:style-name="ce31" office:value-type="string" calcext:value-type="string">
            <text:p>SPECIES_CODE</text:p>
          </table:table-cell>
          <table:table-cell table:style-name="ce31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1" office:value-type="string" calcext:value-type="string">
            <text:p>Viburnum opulus</text:p>
          </table:table-cell>
        </table:table-row>
        <table:table-row table:style-name="ro2">
          <table:table-cell table:style-name="ce31" office:value-type="string" calcext:value-type="string">
            <text:p>SPECIES_CLASS</text:p>
          </table:table-cell>
          <table:table-cell table:style-name="ce25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31" office:value-type="string" calcext:value-type="string">
            <text:p>SPECIES_CLASS</text:p>
          </table:table-cell>
          <table:table-cell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31" office:value-type="string" calcext:value-type="string">
            <text:p>SPECIES_CLASS</text:p>
          </table:table-cell>
          <table:table-cell table:style-name="ce2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23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1"/>
          <table:table-cell table:number-columns-repeated="3"/>
        </table:table-row>
        <table:table-row table:style-name="ro2" table:number-rows-repeated="5">
          <table:table-cell table:style-name="ce32"/>
          <table:table-cell table:number-columns-repeated="2"/>
          <table:table-cell table:style-name="ce32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1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1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3"/>
        <table:table-column table:style-name="co6" table:number-columns-repeated="2" table:default-cell-style-name="Default"/>
        <table:table-column table:style-name="co61" table:default-cell-style-name="Default"/>
        <table:table-column table:style-name="co6" table:number-columns-repeated="3" table:default-cell-style-name="Default"/>
        <table:table-row table:style-name="ro10">
          <table:table-cell table:style-name="ce20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6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Parent_code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is_leaf</text:p>
          </table:table-cell>
        </table:table-row>
        <table:table-row table:style-name="ro10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2" table:default-cell-style-name="ce25"/>
        <table:table-column table:style-name="co63" table:default-cell-style-name="ce25"/>
        <table:table-column table:style-name="co64" table:default-cell-style-name="ce25"/>
        <table:table-column table:style-name="co65" table:default-cell-style-name="ce25"/>
        <table:table-column table:style-name="co67" table:default-cell-style-name="ce25"/>
        <table:table-row table:style-name="ro8">
          <table:table-cell table:style-name="ce20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6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3" office:value-type="string" calcext:value-type="string">
            <text:p>Source Code</text:p>
          </table:table-cell>
          <table:table-cell table:style-name="ce20" office:value-type="string" calcext:value-type="string">
            <text:p>Destination Unit</text:p>
          </table:table-cell>
          <table:table-cell table:style-name="ce29" office:value-type="string" calcext:value-type="string">
            <text:p>Destination Code</text:p>
          </table:table-cell>
          <table:table-cell table:style-name="ce29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7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7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7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Default"/>
        <table:table-column table:style-name="co69" table:default-cell-style-name="Default"/>
        <table:table-row table:style-name="ro11">
          <table:table-cell table:style-name="ce20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6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43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40" office:value-type="string" calcext:value-type="string">
            <text:p>PROVIDER_ID</text:p>
          </table:table-cell>
          <table:table-cell table:style-name="ce40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Default"/>
        <table:table-column table:style-name="co26" table:number-columns-repeated="2" table:default-cell-style-name="Default"/>
        <table:table-column table:style-name="co71" table:default-cell-style-name="Default"/>
        <table:table-column table:style-name="co6" table:number-columns-repeated="252" table:default-cell-style-name="Default"/>
        <table:table-row table:style-name="ro15">
          <table:table-cell table:style-name="ce29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6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44" office:value-type="string" calcext:value-type="string">
            <text:p>PERCENTAG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2" table:default-cell-style-name="ce25"/>
        <table:table-column table:style-name="co7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" table:default-cell-style-name="Default"/>
        <table:table-row table:style-name="ro9">
          <table:table-cell table:style-name="ce20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6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Schema</text:p>
          </table:table-cell>
          <table:table-cell table:style-name="ce29" office:value-type="string" calcext:value-type="string">
            <text:p>Primary Keys</text:p>
          </table:table-cell>
          <table:table-cell table:style-name="ce29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5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5" office:value-type="string" calcext:value-type="string">
            <text:p>SPECIES_DATA</text:p>
          </table:table-cell>
          <table:table-cell table:style-name="ce25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5" office:value-type="string" calcext:value-type="string">
            <text:p>TREE_DATA</text:p>
          </table:table-cell>
          <table:table-cell table:style-name="ce25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5" office:value-type="string" calcext:value-type="string">
            <text:p>HARMONIZED_LOCATION</text:p>
          </table:table-cell>
          <table:table-cell table:style-name="ce25" office:value-type="string" calcext:value-type="string">
            <text:p>HARMONIZED_DATA</text:p>
          </table:table-cell>
          <table:table-cell table:style-name="ce23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5" office:value-type="string" calcext:value-type="string">
            <text:p>HARMONIZED_DATA</text:p>
          </table:table-cell>
          <table:table-cell table:style-name="ce23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5" office:value-type="string" calcext:value-type="string">
            <text:p>HARMONIZED_SPECIES_DATA</text:p>
          </table:table-cell>
          <table:table-cell table:style-name="ce25" office:value-type="string" calcext:value-type="string">
            <text:p>HARMONIZED_DATA</text:p>
          </table:table-cell>
          <table:table-cell table:style-name="ce23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5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number-columns-repeated="5" table:default-cell-style-name="Default"/>
        <table:table-row table:style-name="ro13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2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1" table:number-columns-repeated="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" table:number-columns-repeated="3" table:default-cell-style-name="Default"/>
        <table:table-row table:style-name="ro2"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Format</text:p>
          </table:table-cell>
          <table:table-cell table:style-name="ce39" office:value-type="string" calcext:value-type="string">
            <text:p>isCriteria</text:p>
          </table:table-cell>
          <table:table-cell table:style-name="ce39" office:value-type="string" calcext:value-type="string">
            <text:p>isResult</text:p>
          </table:table-cell>
          <table:table-cell table:style-name="ce39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7"><text:span text:style-name="T6">The HTML Type of the field :</text:span></text:p>
              <text:p text:style-name="P7"><text:span text:style-name="T6"/></text:p>
              <text:p text:style-name="P7"><text:span text:style-name="T6">* TEXT</text:span></text:p>
              <text:p text:style-name="P7"><text:span text:style-name="T6">* SELECT</text:span></text:p>
              <text:p text:style-name="P7"><text:span text:style-name="T6">* CHECKBOX</text:span></text:p>
            </office:annotation>
            <text:p>Input_Type</text:p>
          </table:table-cell>
          <table:table-cell table:style-name="ce39" office:value-type="string" calcext:value-type="string">
            <text:p>Position</text:p>
          </table:table-cell>
          <table:table-cell table:style-name="ce39" office:value-type="string" calcext:value-type="string">
            <text:p>is default criteria</text:p>
          </table:table-cell>
          <table:table-cell table:style-name="ce39" office:value-type="string" calcext:value-type="string">
            <text:p>is default result</text:p>
          </table:table-cell>
          <table:table-cell table:style-name="ce39" office:value-type="string" calcext:value-type="string">
            <text:p>default_value</text:p>
          </table:table-cell>
          <table:table-cell table:style-name="ce39" office:value-type="string" calcext:value-type="string">
            <text:p>decimals</text:p>
          </table:table-cell>
          <table:table-cell table:style-name="ce39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6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21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21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8" table:default-cell-style-name="ce18"/>
        <table:table-column table:style-name="co46" table:default-cell-style-name="ce18"/>
        <table:table-column table:style-name="co6" table:default-cell-style-name="ce18"/>
        <table:table-column table:style-name="co79" table:default-cell-style-name="ce18"/>
        <table:table-column table:style-name="co6" table:default-cell-style-name="Default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Format</text:p>
          </table:table-cell>
          <table:table-cell table:style-name="ce35" office:value-type="string" calcext:value-type="string">
            <text:p>isMandatory</text:p>
          </table:table-cell>
          <table:table-cell table:style-name="ce35" office:value-type="string" calcext:value-type="string">
            <text:p>Mask</text:p>
          </table:table-cell>
          <table:table-cell table:style-name="ce3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2" calcext:value-type="float">
            <text:p>2</text:p>
          </table:table-cell>
        </table:table-row>
        <table:table-row table:style-name="ro6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6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5" table:default-cell-style-name="Default"/>
        <table:table-column table:style-name="co88" table:default-cell-style-name="Default"/>
        <table:table-row table:style-name="ro2">
          <table:table-cell table:style-name="ce35" office:value-type="string" calcext:value-type="string">
            <text:p>SRC_DATA</text:p>
          </table:table-cell>
          <table:table-cell table:style-name="ce35" office:value-type="string" calcext:value-type="string">
            <text:p>SRC_FORMAT</text:p>
          </table:table-cell>
          <table:table-cell table:style-name="ce35" office:value-type="string" calcext:value-type="string">
            <text:p>DST_DATA</text:p>
          </table:table-cell>
          <table:table-cell table:style-name="ce35" office:value-type="string" calcext:value-type="string">
            <text:p>DST_FORMAT</text:p>
          </table:table-cell>
          <table:table-cell table:style-name="ce35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table:style-name="ce18" office:value-type="string" calcext:value-type="string">
            <text:p>SPECIES_FILE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9" table:default-cell-style-name="Default"/>
        <table:table-column table:style-name="co46" table:number-columns-repeated="2" table:default-cell-style-name="Default"/>
        <table:table-column table:style-name="co90" table:default-cell-style-name="Default"/>
        <table:table-row table:style-name="ro2">
          <table:table-cell table:style-name="ce35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35" office:value-type="string" calcext:value-type="string">
            <text:p>Schema Code</text:p>
          </table:table-cell>
          <table:table-cell table:style-name="ce35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35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7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6" table:default-cell-style-name="Default"/>
        <table:table-row table:style-name="ro12">
          <table:table-cell table:style-name="ce46" office:value-type="string" calcext:value-type="string">
            <text:p>Check_id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Statement</text:p>
          </table:table-cell>
          <table:table-cell table:style-name="ce46" office:value-type="string" calcext:value-type="string">
            <text:p>Importanc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6" table:default-cell-style-name="Default"/>
        <table:table-column table:style-name="co96" table:number-columns-repeated="2" table:default-cell-style-name="Default"/>
        <table:table-column table:style-name="co101" table:default-cell-style-name="ce48"/>
        <table:table-row table:style-name="ro9">
          <table:table-cell table:style-name="ce20" office:value-type="string" calcext:value-type="string">
            <text:p>Schema Code</text:p>
          </table:table-cell>
          <table:table-cell table:style-name="ce20" office:value-type="string" calcext:value-type="string">
            <text:p>Schema Name</text:p>
          </table:table-cell>
          <table:table-cell table:style-name="ce20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6" svg:width="94.53mm" svg:height="9.05mm" svg:x="18.13mm" svg:y="0.01mm" draw:control="control9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5" office:value-type="string" calcext:value-type="string">
            <text:p>Raw Data</text:p>
          </table:table-cell>
          <table:table-cell table:style-name="ce25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5" office:value-type="string" calcext:value-type="string">
            <text:p>Harmonized Data</text:p>
          </table:table-cell>
          <table:table-cell table:style-name="ce25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5" office:value-type="string" calcext:value-type="string">
            <text:p>Metadata</text:p>
          </table:table-cell>
          <table:table-cell table:style-name="ce25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5" office:value-type="string" calcext:value-type="string">
            <text:p>Website</text:p>
          </table:table-cell>
          <table:table-cell table:style-name="ce25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5" office:value-type="string" calcext:value-type="string">
            <text:p>Public</text:p>
          </table:table-cell>
          <table:table-cell table:style-name="ce25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5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ce48"/>
        <table:table-column table:style-name="co105" table:default-cell-style-name="Default"/>
        <table:table-column table:style-name="co106" table:default-cell-style-name="Default"/>
        <table:table-row table:style-name="ro9">
          <table:table-cell table:style-name="ce20" office:value-type="string" calcext:value-type="string">
            <text:p>Schema Code</text:p>
          </table:table-cell>
          <table:table-cell table:style-name="ce20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9" office:value-type="string" calcext:value-type="string">
            <text:p>Parent Table</text:p>
          </table:table-cell>
          <table:table-cell table:style-name="ce29" office:value-type="string" calcext:value-type="string">
            <text:p>Join Key</text:p>
          </table:table-cell>
          <table:table-cell table:style-name="ce29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5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5" office:value-type="string" calcext:value-type="string">
            <text:p>PLOT_DATA</text:p>
          </table:table-cell>
          <table:table-cell table:style-name="ce25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5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5" office:value-type="string" calcext:value-type="string">
            <text:p>HARMONIZED_LOCATION_DATA</text:p>
          </table:table-cell>
          <table:table-cell table:style-name="ce23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3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3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5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7" table:default-cell-style-name="ce25"/>
        <table:table-column table:style-name="co108" table:default-cell-style-name="ce25"/>
        <table:table-column table:style-name="co47" table:default-cell-style-name="ce25"/>
        <table:table-column table:style-name="co109" table:default-cell-style-name="ce25"/>
        <table:table-column table:style-name="co110" table:default-cell-style-name="ce25"/>
        <table:table-column table:style-name="co111" table:default-cell-style-name="Default"/>
        <table:table-row table:style-name="ro2">
          <table:table-cell table:style-name="ce29" office:value-type="string" calcext:value-type="string">
            <text:p>Table_format</text:p>
          </table:table-cell>
          <table:table-cell table:style-name="ce29" office:value-type="string" calcext:value-type="string">
            <text:p>Row_pk</text:p>
          </table:table-cell>
          <table:table-cell table:style-name="ce29" office:value-type="string" calcext:value-type="string">
            <text:p>Lang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O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C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Conifère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LASS,B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Feuillu</text:p>
          </table:table-cell>
          <table:table-cell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9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feuillus</text:p>
          </table:table-cell>
          <table:table-cell table:style-name="ce31"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8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conifères</text:p>
          </table:table-cell>
          <table:table-cell table:style-name="ce31"/>
        </table:table-row>
        <table:table-row table:style-name="ro6">
          <table:table-cell table:style-name="Default" office:value-type="string" calcext:value-type="string">
            <text:p>MODE</text:p>
          </table:table-cell>
          <table:table-cell table:style-name="ce31" office:value-type="string" calcext:value-type="string">
            <text:p>SPECIES_CODE,997</text:p>
          </table:table-cell>
          <table:table-cell office:value-type="string" calcext:value-type="string">
            <text:p>FR</text:p>
          </table:table-cell>
          <table:table-cell table:number-columns-repeated="2" table:style-name="ce31" office:value-type="string" calcext:value-type="string">
            <text:p>Autres arbustes</text:p>
          </table:table-cell>
          <table:table-cell table:style-name="ce31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02:38.4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4-08T14:12:32.309000000</dc:date>
    <meta:printed-by>Eva LACARCE</meta:printed-by>
    <meta:print-date>2007-07-11T11:03:29</meta:print-date>
    <meta:editing-cycles>1596</meta:editing-cycles>
    <meta:editing-duration>P11DT7H55M11S</meta:editing-duration>
    <meta:document-statistic meta:table-count="21" meta:cell-count="16059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